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7-01T00:00:00" table:style-name="ce5">
            <text:p>2020/7/1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42150" table:style-name="ce6">
            <text:p>42,150<text:s/></text:p>
          </table:table-cell>
          <table:table-cell office:value-type="float" office:value="39643" table:style-name="ce6">
            <text:p>39,643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6908" table:style-name="ce6">
            <text:p>16,908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32265" table:style-name="ce6">
            <text:p>32,265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15294" table:style-name="ce6">
            <text:p>115,294<text:s/></text:p>
          </table:table-cell>
          <table:table-cell office:value-type="float" office:value="36802" table:style-name="ce6">
            <text:p>36,802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29445" table:style-name="ce6">
            <text:p>29,445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22005" table:style-name="ce6">
            <text:p>22,005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37253" table:style-name="ce6">
            <text:p>37,253<text:s/></text:p>
          </table:table-cell>
          <table:table-cell office:value-type="float" office:value="36555" table:style-name="ce6">
            <text:p>36,555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51278" table:style-name="ce6">
            <text:p>51,278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29487" table:style-name="ce6">
            <text:p>29,487<text:s/></text:p>
          </table:table-cell>
          <table:table-cell office:value-type="float" office:value="33347" table:style-name="ce6">
            <text:p>33,347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57944" table:style-name="ce6">
            <text:p>57,944<text:s/></text:p>
          </table:table-cell>
          <table:table-cell office:value-type="float" office:value="19760" table:style-name="ce6">
            <text:p>19,760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37983" table:style-name="ce6">
            <text:p>37,983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28394" table:style-name="ce6">
            <text:p>28,39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3329" table:style-name="ce6">
            <text:p>3,329<text:s/></text:p>
          </table:table-cell>
          <table:table-cell table:number-columns-repeated="16264"/>
        </table:table-row>
        <table:table-row table:style-name="ro2">
          <table:table-cell office:value-type="date" office:date-value="2020-07-02T00:00:00" table:style-name="ce5">
            <text:p>2020/7/2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42982" table:style-name="ce6">
            <text:p>42,982<text:s/></text:p>
          </table:table-cell>
          <table:table-cell office:value-type="float" office:value="39962" table:style-name="ce6">
            <text:p>39,962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26697" table:style-name="ce6">
            <text:p>26,69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145" table:style-name="ce6">
            <text:p>36,145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18697" table:style-name="ce6">
            <text:p>118,697<text:s/></text:p>
          </table:table-cell>
          <table:table-cell office:value-type="float" office:value="36913" table:style-name="ce6">
            <text:p>36,913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9455" table:style-name="ce6">
            <text:p>29,455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38886" table:style-name="ce6">
            <text:p>38,886<text:s/></text:p>
          </table:table-cell>
          <table:table-cell office:value-type="float" office:value="36542" table:style-name="ce6">
            <text:p>36,542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50884" table:style-name="ce6">
            <text:p>50,884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59990" table:style-name="ce6">
            <text:p>59,990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25639" table:style-name="ce6">
            <text:p>25,639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38845" table:style-name="ce6">
            <text:p>38,845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28087" table:style-name="ce6">
            <text:p>28,087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0-07-03T00:00:00" table:style-name="ce5">
            <text:p>2020/7/3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45146" table:style-name="ce6">
            <text:p>45,146<text:s/></text:p>
          </table:table-cell>
          <table:table-cell office:value-type="float" office:value="46854" table:style-name="ce6">
            <text:p>46,854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6960" table:style-name="ce6">
            <text:p>36,960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4623" table:style-name="ce6">
            <text:p>24,623<text:s/></text:p>
          </table:table-cell>
          <table:table-cell office:value-type="float" office:value="142216" table:style-name="ce6">
            <text:p>142,216<text:s/></text:p>
          </table:table-cell>
          <table:table-cell office:value-type="float" office:value="44634" table:style-name="ce6">
            <text:p>44,634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2899" table:style-name="ce6">
            <text:p>22,899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30264" table:style-name="ce6">
            <text:p>30,26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41469" table:style-name="ce6">
            <text:p>41,469<text:s/></text:p>
          </table:table-cell>
          <table:table-cell office:value-type="float" office:value="38047" table:style-name="ce6">
            <text:p>38,047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63779" table:style-name="ce6">
            <text:p>63,779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34003" table:style-name="ce6">
            <text:p>34,003<text:s/></text:p>
          </table:table-cell>
          <table:table-cell office:value-type="float" office:value="39513" table:style-name="ce6">
            <text:p>39,513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69271" table:style-name="ce6">
            <text:p>69,271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5532" table:style-name="ce6">
            <text:p>15,532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34643" table:style-name="ce6">
            <text:p>34,643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41420" table:style-name="ce6">
            <text:p>41,420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5138" table:style-name="ce6">
            <text:p>25,138<text:s/></text:p>
          </table:table-cell>
          <table:table-cell office:value-type="float" office:value="24038" table:style-name="ce6">
            <text:p>24,038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7954" table:style-name="ce6">
            <text:p>17,954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568" table:style-name="ce6">
            <text:p>3,568<text:s/></text:p>
          </table:table-cell>
          <table:table-cell table:number-columns-repeated="16264"/>
        </table:table-row>
        <table:table-row table:style-name="ro2">
          <table:table-cell office:value-type="date" office:date-value="2020-07-04T00:00:00" table:style-name="ce5">
            <text:p>2020/7/4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43332" table:style-name="ce6">
            <text:p>43,332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32622" table:style-name="ce6">
            <text:p>132,622<text:s/></text:p>
          </table:table-cell>
          <table:table-cell office:value-type="float" office:value="42927" table:style-name="ce6">
            <text:p>42,927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36004" table:style-name="ce6">
            <text:p>36,004<text:s/></text:p>
          </table:table-cell>
          <table:table-cell office:value-type="float" office:value="29077" table:style-name="ce6">
            <text:p>29,077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64643" table:style-name="ce6">
            <text:p>64,643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55784" table:style-name="ce6">
            <text:p>55,784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35747" table:style-name="ce6">
            <text:p>35,747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524" table:style-name="ce6">
            <text:p>2,524<text:s/></text:p>
          </table:table-cell>
          <table:table-cell table:number-columns-repeated="16264"/>
        </table:table-row>
        <table:table-row table:style-name="ro2">
          <table:table-cell office:value-type="date" office:date-value="2020-07-05T00:00:00" table:style-name="ce5">
            <text:p>2020/7/5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16689" table:style-name="ce6">
            <text:p>116,689<text:s/></text:p>
          </table:table-cell>
          <table:table-cell office:value-type="float" office:value="33666" table:style-name="ce6">
            <text:p>33,666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24901" table:style-name="ce6">
            <text:p>24,901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50700" table:style-name="ce6">
            <text:p>50,700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44953" table:style-name="ce6">
            <text:p>44,953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31841" table:style-name="ce6">
            <text:p>31,841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189" table:style-name="ce6">
            <text:p>2,189<text:s/></text:p>
          </table:table-cell>
          <table:table-cell table:number-columns-repeated="16264"/>
        </table:table-row>
        <table:table-row table:style-name="ro2">
          <table:table-cell office:value-type="date" office:date-value="2020-07-06T00:00:00" table:style-name="ce5">
            <text:p>2020/7/6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41073" table:style-name="ce6">
            <text:p>41,073<text:s/></text:p>
          </table:table-cell>
          <table:table-cell office:value-type="float" office:value="38076" table:style-name="ce6">
            <text:p>38,076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31327" table:style-name="ce6">
            <text:p>31,327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34757" table:style-name="ce6">
            <text:p>34,757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19355" table:style-name="ce6">
            <text:p>119,355<text:s/></text:p>
          </table:table-cell>
          <table:table-cell office:value-type="float" office:value="35897" table:style-name="ce6">
            <text:p>35,897<text:s/></text:p>
          </table:table-cell>
          <table:table-cell office:value-type="float" office:value="21320" table:style-name="ce6">
            <text:p>21,320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22450" table:style-name="ce6">
            <text:p>22,450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37749" table:style-name="ce6">
            <text:p>37,749<text:s/></text:p>
          </table:table-cell>
          <table:table-cell office:value-type="float" office:value="36489" table:style-name="ce6">
            <text:p>36,489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52662" table:style-name="ce6">
            <text:p>52,662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32711" table:style-name="ce6">
            <text:p>32,711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59655" table:style-name="ce6">
            <text:p>59,655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37372" table:style-name="ce6">
            <text:p>37,372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3319" table:style-name="ce6">
            <text:p>23,319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21477" table:style-name="ce6">
            <text:p>21,477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379" table:style-name="ce6">
            <text:p>3,379<text:s/></text:p>
          </table:table-cell>
          <table:table-cell table:number-columns-repeated="16264"/>
        </table:table-row>
        <table:table-row table:style-name="ro2">
          <table:table-cell office:value-type="date" office:date-value="2020-07-07T00:00:00" table:style-name="ce5">
            <text:p>2020/7/7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42700" table:style-name="ce6">
            <text:p>42,700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22528" table:style-name="ce6">
            <text:p>22,528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5213" table:style-name="ce6">
            <text:p>35,213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19764" table:style-name="ce6">
            <text:p>119,764<text:s/></text:p>
          </table:table-cell>
          <table:table-cell office:value-type="float" office:value="37087" table:style-name="ce6">
            <text:p>37,087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21662" table:style-name="ce6">
            <text:p>21,662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6750" table:style-name="ce6">
            <text:p>26,750<text:s/></text:p>
          </table:table-cell>
          <table:table-cell office:value-type="float" office:value="38006" table:style-name="ce6">
            <text:p>38,006<text:s/></text:p>
          </table:table-cell>
          <table:table-cell office:value-type="float" office:value="37061" table:style-name="ce6">
            <text:p>37,061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4805" table:style-name="ce6">
            <text:p>24,805<text:s/></text:p>
          </table:table-cell>
          <table:table-cell office:value-type="float" office:value="53284" table:style-name="ce6">
            <text:p>53,284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8289" table:style-name="ce6">
            <text:p>28,289<text:s/></text:p>
          </table:table-cell>
          <table:table-cell office:value-type="float" office:value="34595" table:style-name="ce6">
            <text:p>34,595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60170" table:style-name="ce6">
            <text:p>60,170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413" table:style-name="ce6">
            <text:p>3,413<text:s/></text:p>
          </table:table-cell>
          <table:table-cell table:number-columns-repeated="16264"/>
        </table:table-row>
        <table:table-row table:style-name="ro2">
          <table:table-cell office:value-type="date" office:date-value="2020-07-08T00:00:00" table:style-name="ce5">
            <text:p>2020/7/8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43177" table:style-name="ce6">
            <text:p>43,177<text:s/></text:p>
          </table:table-cell>
          <table:table-cell office:value-type="float" office:value="41548" table:style-name="ce6">
            <text:p>41,548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33073" table:style-name="ce6">
            <text:p>33,073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120834" table:style-name="ce6">
            <text:p>120,834<text:s/></text:p>
          </table:table-cell>
          <table:table-cell office:value-type="float" office:value="38626" table:style-name="ce6">
            <text:p>38,626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3344" table:style-name="ce6">
            <text:p>23,344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29843" table:style-name="ce6">
            <text:p>29,843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38616" table:style-name="ce6">
            <text:p>38,616<text:s/></text:p>
          </table:table-cell>
          <table:table-cell office:value-type="float" office:value="37414" table:style-name="ce6">
            <text:p>37,414<text:s/></text:p>
          </table:table-cell>
          <table:table-cell office:value-type="float" office:value="26289" table:style-name="ce6">
            <text:p>26,289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54551" table:style-name="ce6">
            <text:p>54,551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34904" table:style-name="ce6">
            <text:p>34,904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60266" table:style-name="ce6">
            <text:p>60,266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18232" table:style-name="ce6">
            <text:p>18,232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3414" table:style-name="ce6">
            <text:p>3,414<text:s/></text:p>
          </table:table-cell>
          <table:table-cell table:number-columns-repeated="16264"/>
        </table:table-row>
        <table:table-row table:style-name="ro2">
          <table:table-cell office:value-type="date" office:date-value="2020-07-09T00:00:00" table:style-name="ce5">
            <text:p>2020/7/9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41779" table:style-name="ce6">
            <text:p>41,779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24752" table:style-name="ce6">
            <text:p>24,752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5772" table:style-name="ce6">
            <text:p>35,772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22886" table:style-name="ce6">
            <text:p>122,886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29629" table:style-name="ce6">
            <text:p>29,629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598" table:style-name="ce6">
            <text:p>21,598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38808" table:style-name="ce6">
            <text:p>38,808<text:s/></text:p>
          </table:table-cell>
          <table:table-cell office:value-type="float" office:value="37190" table:style-name="ce6">
            <text:p>37,190<text:s/></text:p>
          </table:table-cell>
          <table:table-cell office:value-type="float" office:value="26160" table:style-name="ce6">
            <text:p>26,160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55063" table:style-name="ce6">
            <text:p>55,063<text:s/></text:p>
          </table:table-cell>
          <table:table-cell office:value-type="float" office:value="20429" table:style-name="ce6">
            <text:p>20,429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61570" table:style-name="ce6">
            <text:p>61,570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38625" table:style-name="ce6">
            <text:p>38,625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3354" table:style-name="ce6">
            <text:p>3,354<text:s/></text:p>
          </table:table-cell>
          <table:table-cell table:number-columns-repeated="16264"/>
        </table:table-row>
        <table:table-row table:style-name="ro2">
          <table:table-cell office:value-type="date" office:date-value="2020-07-10T00:00:00" table:style-name="ce5">
            <text:p>2020/7/10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45337" table:style-name="ce6">
            <text:p>45,337<text:s/></text:p>
          </table:table-cell>
          <table:table-cell office:value-type="float" office:value="48087" table:style-name="ce6">
            <text:p>48,087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6520" table:style-name="ce6">
            <text:p>16,520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25368" table:style-name="ce6">
            <text:p>25,368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36847" table:style-name="ce6">
            <text:p>36,847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149842" table:style-name="ce6">
            <text:p>149,842<text:s/></text:p>
          </table:table-cell>
          <table:table-cell office:value-type="float" office:value="45667" table:style-name="ce6">
            <text:p>45,667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26129" table:style-name="ce6">
            <text:p>26,129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30267" table:style-name="ce6">
            <text:p>30,26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29034" table:style-name="ce6">
            <text:p>29,034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28973" table:style-name="ce6">
            <text:p>28,973<text:s/></text:p>
          </table:table-cell>
          <table:table-cell office:value-type="float" office:value="43516" table:style-name="ce6">
            <text:p>43,516<text:s/></text:p>
          </table:table-cell>
          <table:table-cell office:value-type="float" office:value="38750" table:style-name="ce6">
            <text:p>38,750<text:s/></text:p>
          </table:table-cell>
          <table:table-cell office:value-type="float" office:value="27078" table:style-name="ce6">
            <text:p>27,078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65445" table:style-name="ce6">
            <text:p>65,445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39890" table:style-name="ce6">
            <text:p>39,890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72573" table:style-name="ce6">
            <text:p>72,573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30469" table:style-name="ce6">
            <text:p>30,469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40851" table:style-name="ce6">
            <text:p>40,851<text:s/></text:p>
          </table:table-cell>
          <table:table-cell office:value-type="float" office:value="25058" table:style-name="ce6">
            <text:p>25,058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3612" table:style-name="ce6">
            <text:p>3,612<text:s/></text:p>
          </table:table-cell>
          <table:table-cell table:number-columns-repeated="16264"/>
        </table:table-row>
        <table:table-row table:style-name="ro2">
          <table:table-cell office:value-type="date" office:date-value="2020-07-11T00:00:00" table:style-name="ce5">
            <text:p>2020/7/11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42813" table:style-name="ce6">
            <text:p>42,813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24955" table:style-name="ce6">
            <text:p>24,955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29957" table:style-name="ce6">
            <text:p>29,957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36173" table:style-name="ce6">
            <text:p>136,173<text:s/></text:p>
          </table:table-cell>
          <table:table-cell office:value-type="float" office:value="42585" table:style-name="ce6">
            <text:p>42,585<text:s/></text:p>
          </table:table-cell>
          <table:table-cell office:value-type="float" office:value="17632" table:style-name="ce6">
            <text:p>17,632<text:s/></text:p>
          </table:table-cell>
          <table:table-cell office:value-type="float" office:value="16594" table:style-name="ce6">
            <text:p>16,594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36799" table:style-name="ce6">
            <text:p>36,799<text:s/></text:p>
          </table:table-cell>
          <table:table-cell office:value-type="float" office:value="29170" table:style-name="ce6">
            <text:p>29,170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64507" table:style-name="ce6">
            <text:p>64,507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56434" table:style-name="ce6">
            <text:p>56,434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24" table:style-name="ce6">
            <text:p>52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510" table:style-name="ce6">
            <text:p>2,510<text:s/></text:p>
          </table:table-cell>
          <table:table-cell table:number-columns-repeated="16264"/>
        </table:table-row>
        <table:table-row table:style-name="ro2">
          <table:table-cell office:value-type="date" office:date-value="2020-07-12T00:00:00" table:style-name="ce5">
            <text:p>2020/7/12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33475" table:style-name="ce6">
            <text:p>33,475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17744" table:style-name="ce6">
            <text:p>17,744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126384" table:style-name="ce6">
            <text:p>126,384<text:s/></text:p>
          </table:table-cell>
          <table:table-cell office:value-type="float" office:value="34729" table:style-name="ce6">
            <text:p>34,729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26788" table:style-name="ce6">
            <text:p>26,788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51455" table:style-name="ce6">
            <text:p>51,455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45945" table:style-name="ce6">
            <text:p>45,94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417" table:style-name="ce6">
            <text:p>2,417<text:s/></text:p>
          </table:table-cell>
          <table:table-cell table:number-columns-repeated="16264"/>
        </table:table-row>
        <table:table-row table:style-name="ro2">
          <table:table-cell office:value-type="date" office:date-value="2020-07-13T00:00:00" table:style-name="ce5">
            <text:p>2020/7/13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40924" table:style-name="ce6">
            <text:p>40,924<text:s/></text:p>
          </table:table-cell>
          <table:table-cell office:value-type="float" office:value="38776" table:style-name="ce6">
            <text:p>38,776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32262" table:style-name="ce6">
            <text:p>32,262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31352" table:style-name="ce6">
            <text:p>31,352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5212" table:style-name="ce6">
            <text:p>25,212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120873" table:style-name="ce6">
            <text:p>120,873<text:s/></text:p>
          </table:table-cell>
          <table:table-cell office:value-type="float" office:value="36752" table:style-name="ce6">
            <text:p>36,752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29062" table:style-name="ce6">
            <text:p>29,062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38966" table:style-name="ce6">
            <text:p>38,966<text:s/></text:p>
          </table:table-cell>
          <table:table-cell office:value-type="float" office:value="36818" table:style-name="ce6">
            <text:p>36,818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53945" table:style-name="ce6">
            <text:p>53,945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28579" table:style-name="ce6">
            <text:p>28,579<text:s/></text:p>
          </table:table-cell>
          <table:table-cell office:value-type="float" office:value="33095" table:style-name="ce6">
            <text:p>33,095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60265" table:style-name="ce6">
            <text:p>60,265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37409" table:style-name="ce6">
            <text:p>37,409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412" table:style-name="ce6">
            <text:p>3,412<text:s/></text:p>
          </table:table-cell>
          <table:table-cell table:number-columns-repeated="16264"/>
        </table:table-row>
        <table:table-row table:style-name="ro2">
          <table:table-cell office:value-type="date" office:date-value="2020-07-14T00:00:00" table:style-name="ce5">
            <text:p>2020/7/14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43519" table:style-name="ce6">
            <text:p>43,519<text:s/></text:p>
          </table:table-cell>
          <table:table-cell office:value-type="float" office:value="43070" table:style-name="ce6">
            <text:p>43,070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7663" table:style-name="ce6">
            <text:p>17,663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33349" table:style-name="ce6">
            <text:p>33,349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6908" table:style-name="ce6">
            <text:p>36,908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5209" table:style-name="ce6">
            <text:p>25,209<text:s/></text:p>
          </table:table-cell>
          <table:table-cell office:value-type="float" office:value="128185" table:style-name="ce6">
            <text:p>128,185<text:s/></text:p>
          </table:table-cell>
          <table:table-cell office:value-type="float" office:value="40062" table:style-name="ce6">
            <text:p>40,062<text:s/></text:p>
          </table:table-cell>
          <table:table-cell office:value-type="float" office:value="22343" table:style-name="ce6">
            <text:p>22,343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6054" table:style-name="ce6">
            <text:p>26,054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8898" table:style-name="ce6">
            <text:p>28,898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41611" table:style-name="ce6">
            <text:p>41,611<text:s/></text:p>
          </table:table-cell>
          <table:table-cell office:value-type="float" office:value="39252" table:style-name="ce6">
            <text:p>39,252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64479" table:style-name="ce6">
            <text:p>64,479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36214" table:style-name="ce6">
            <text:p>36,21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63775" table:style-name="ce6">
            <text:p>63,775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99" table:style-name="ce6">
            <text:p>3,499<text:s/></text:p>
          </table:table-cell>
          <table:table-cell table:number-columns-repeated="16264"/>
        </table:table-row>
        <table:table-row table:style-name="ro2">
          <table:table-cell office:value-type="date" office:date-value="2020-07-15T00:00:00" table:style-name="ce5">
            <text:p>2020/7/15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43240" table:style-name="ce6">
            <text:p>43,240<text:s/></text:p>
          </table:table-cell>
          <table:table-cell office:value-type="float" office:value="43927" table:style-name="ce6">
            <text:p>43,927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27794" table:style-name="ce6">
            <text:p>27,794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35690" table:style-name="ce6">
            <text:p>35,690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132322" table:style-name="ce6">
            <text:p>132,322<text:s/></text:p>
          </table:table-cell>
          <table:table-cell office:value-type="float" office:value="41779" table:style-name="ce6">
            <text:p>41,779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41749" table:style-name="ce6">
            <text:p>41,749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61380" table:style-name="ce6">
            <text:p>61,38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30938" table:style-name="ce6">
            <text:p>30,938<text:s/></text:p>
          </table:table-cell>
          <table:table-cell office:value-type="float" office:value="35989" table:style-name="ce6">
            <text:p>35,989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64896" table:style-name="ce6">
            <text:p>64,896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8960" table:style-name="ce6">
            <text:p>38,960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28883" table:style-name="ce6">
            <text:p>28,883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3520" table:style-name="ce6">
            <text:p>3,520<text:s/></text:p>
          </table:table-cell>
          <table:table-cell table:number-columns-repeated="16264"/>
        </table:table-row>
        <table:table-row table:style-name="ro2">
          <table:table-cell office:value-type="date" office:date-value="2020-07-16T00:00:00" table:style-name="ce5">
            <text:p>2020/7/16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43532" table:style-name="ce6">
            <text:p>43,532<text:s/></text:p>
          </table:table-cell>
          <table:table-cell office:value-type="float" office:value="44070" table:style-name="ce6">
            <text:p>44,070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6245" table:style-name="ce6">
            <text:p>16,245<text:s/></text:p>
          </table:table-cell>
          <table:table-cell office:value-type="float" office:value="22647" table:style-name="ce6">
            <text:p>22,647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6113" table:style-name="ce6">
            <text:p>26,113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26302" table:style-name="ce6">
            <text:p>26,302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35299" table:style-name="ce6">
            <text:p>135,299<text:s/></text:p>
          </table:table-cell>
          <table:table-cell office:value-type="float" office:value="41641" table:style-name="ce6">
            <text:p>41,641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27470" table:style-name="ce6">
            <text:p>27,470<text:s/></text:p>
          </table:table-cell>
          <table:table-cell office:value-type="float" office:value="41537" table:style-name="ce6">
            <text:p>41,537<text:s/></text:p>
          </table:table-cell>
          <table:table-cell office:value-type="float" office:value="38051" table:style-name="ce6">
            <text:p>38,051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61467" table:style-name="ce6">
            <text:p>61,467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65859" table:style-name="ce6">
            <text:p>65,859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8471" table:style-name="ce6">
            <text:p>38,471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528" table:style-name="ce6">
            <text:p>3,528<text:s/></text:p>
          </table:table-cell>
          <table:table-cell table:number-columns-repeated="16264"/>
        </table:table-row>
        <table:table-row table:style-name="ro2">
          <table:table-cell office:value-type="date" office:date-value="2020-07-17T00:00:00" table:style-name="ce5">
            <text:p>2020/7/17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44450" table:style-name="ce6">
            <text:p>44,450<text:s/></text:p>
          </table:table-cell>
          <table:table-cell office:value-type="float" office:value="49613" table:style-name="ce6">
            <text:p>49,613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34275" table:style-name="ce6">
            <text:p>34,275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36691" table:style-name="ce6">
            <text:p>36,691<text:s/></text:p>
          </table:table-cell>
          <table:table-cell office:value-type="float" office:value="26862" table:style-name="ce6">
            <text:p>26,862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61697" table:style-name="ce6">
            <text:p>161,697<text:s/></text:p>
          </table:table-cell>
          <table:table-cell office:value-type="float" office:value="48186" table:style-name="ce6">
            <text:p>48,186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29638" table:style-name="ce6">
            <text:p>29,638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45440" table:style-name="ce6">
            <text:p>45,440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68726" table:style-name="ce6">
            <text:p>68,726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40251" table:style-name="ce6">
            <text:p>40,251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74298" table:style-name="ce6">
            <text:p>74,298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21912" table:style-name="ce6">
            <text:p>21,912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36463" table:style-name="ce6">
            <text:p>36,463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39270" table:style-name="ce6">
            <text:p>39,270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0844" table:style-name="ce6">
            <text:p>10,844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30265" table:style-name="ce6">
            <text:p>30,265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717" table:style-name="ce6">
            <text:p>717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767" table:style-name="ce6">
            <text:p>3,767<text:s/></text:p>
          </table:table-cell>
          <table:table-cell table:number-columns-repeated="16264"/>
        </table:table-row>
        <table:table-row table:style-name="ro2">
          <table:table-cell office:value-type="date" office:date-value="2020-07-18T00:00:00" table:style-name="ce5">
            <text:p>2020/7/18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45791" table:style-name="ce6">
            <text:p>45,791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15234" table:style-name="ce6">
            <text:p>15,234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9423" table:style-name="ce6">
            <text:p>29,423<text:s/></text:p>
          </table:table-cell>
          <table:table-cell office:value-type="float" office:value="20819" table:style-name="ce6">
            <text:p>20,8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48201" table:style-name="ce6">
            <text:p>148,201<text:s/></text:p>
          </table:table-cell>
          <table:table-cell office:value-type="float" office:value="45508" table:style-name="ce6">
            <text:p>45,508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30682" table:style-name="ce6">
            <text:p>30,682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26186" table:style-name="ce6">
            <text:p>26,186<text:s/></text:p>
          </table:table-cell>
          <table:table-cell office:value-type="float" office:value="39792" table:style-name="ce6">
            <text:p>39,792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71068" table:style-name="ce6">
            <text:p>71,068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30946" table:style-name="ce6">
            <text:p>30,946<text:s/></text:p>
          </table:table-cell>
          <table:table-cell office:value-type="float" office:value="33565" table:style-name="ce6">
            <text:p>33,565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62431" table:style-name="ce6">
            <text:p>62,431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557" table:style-name="ce6">
            <text:p>55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730" table:style-name="ce6">
            <text:p>2,730<text:s/></text:p>
          </table:table-cell>
          <table:table-cell table:number-columns-repeated="16264"/>
        </table:table-row>
        <table:table-row table:style-name="ro2">
          <table:table-cell office:value-type="date" office:date-value="2020-07-19T00:00:00" table:style-name="ce5">
            <text:p>2020/7/19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34429" table:style-name="ce6">
            <text:p>34,429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35624" table:style-name="ce6">
            <text:p>135,624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24669" table:style-name="ce6">
            <text:p>24,669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55983" table:style-name="ce6">
            <text:p>55,983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49897" table:style-name="ce6">
            <text:p>49,897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379" table:style-name="ce6">
            <text:p>2,379<text:s/></text:p>
          </table:table-cell>
          <table:table-cell table:number-columns-repeated="16264"/>
        </table:table-row>
        <table:table-row table:style-name="ro2">
          <table:table-cell office:value-type="date" office:date-value="2020-07-20T00:00:00" table:style-name="ce5">
            <text:p>2020/7/20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39428" table:style-name="ce6">
            <text:p>39,428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32292" table:style-name="ce6">
            <text:p>32,292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4812" table:style-name="ce6">
            <text:p>34,812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24953" table:style-name="ce6">
            <text:p>24,953<text:s/></text:p>
          </table:table-cell>
          <table:table-cell office:value-type="float" office:value="129162" table:style-name="ce6">
            <text:p>129,162<text:s/></text:p>
          </table:table-cell>
          <table:table-cell office:value-type="float" office:value="37037" table:style-name="ce6">
            <text:p>37,037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21429" table:style-name="ce6">
            <text:p>21,42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39994" table:style-name="ce6">
            <text:p>39,994<text:s/></text:p>
          </table:table-cell>
          <table:table-cell office:value-type="float" office:value="36565" table:style-name="ce6">
            <text:p>36,565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56005" table:style-name="ce6">
            <text:p>56,005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29183" table:style-name="ce6">
            <text:p>29,183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61524" table:style-name="ce6">
            <text:p>61,524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32791" table:style-name="ce6">
            <text:p>32,791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37309" table:style-name="ce6">
            <text:p>37,309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572" table:style-name="ce6">
            <text:p>3,572<text:s/></text:p>
          </table:table-cell>
          <table:table-cell table:number-columns-repeated="16264"/>
        </table:table-row>
        <table:table-row table:style-name="ro2">
          <table:table-cell office:value-type="date" office:date-value="2020-07-21T00:00:00" table:style-name="ce5">
            <text:p>2020/7/21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2499" table:style-name="ce6">
            <text:p>42,499<text:s/></text:p>
          </table:table-cell>
          <table:table-cell office:value-type="float" office:value="41673" table:style-name="ce6">
            <text:p>41,673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3206" table:style-name="ce6">
            <text:p>23,206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129077" table:style-name="ce6">
            <text:p>129,077<text:s/></text:p>
          </table:table-cell>
          <table:table-cell office:value-type="float" office:value="39331" table:style-name="ce6">
            <text:p>39,331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25269" table:style-name="ce6">
            <text:p>25,269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22743" table:style-name="ce6">
            <text:p>22,743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7642" table:style-name="ce6">
            <text:p>27,642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37855" table:style-name="ce6">
            <text:p>37,855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57559" table:style-name="ce6">
            <text:p>57,559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34827" table:style-name="ce6">
            <text:p>34,827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63250" table:style-name="ce6">
            <text:p>63,250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38354" table:style-name="ce6">
            <text:p>38,354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555" table:style-name="ce6">
            <text:p>3,555<text:s/></text:p>
          </table:table-cell>
          <table:table-cell table:number-columns-repeated="16264"/>
        </table:table-row>
        <table:table-row table:style-name="ro2">
          <table:table-cell office:value-type="date" office:date-value="2020-07-22T00:00:00" table:style-name="ce5">
            <text:p>2020/7/22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43313" table:style-name="ce6">
            <text:p>43,313<text:s/></text:p>
          </table:table-cell>
          <table:table-cell office:value-type="float" office:value="43379" table:style-name="ce6">
            <text:p>43,379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34692" table:style-name="ce6">
            <text:p>34,692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5864" table:style-name="ce6">
            <text:p>35,864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5981" table:style-name="ce6">
            <text:p>25,981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132460" table:style-name="ce6">
            <text:p>132,460<text:s/></text:p>
          </table:table-cell>
          <table:table-cell office:value-type="float" office:value="41634" table:style-name="ce6">
            <text:p>41,634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29120" table:style-name="ce6">
            <text:p>29,12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40976" table:style-name="ce6">
            <text:p>40,976<text:s/></text:p>
          </table:table-cell>
          <table:table-cell office:value-type="float" office:value="38061" table:style-name="ce6">
            <text:p>38,061<text:s/></text:p>
          </table:table-cell>
          <table:table-cell office:value-type="float" office:value="26592" table:style-name="ce6">
            <text:p>26,592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59483" table:style-name="ce6">
            <text:p>59,483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36084" table:style-name="ce6">
            <text:p>36,084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64475" table:style-name="ce6">
            <text:p>64,475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39468" table:style-name="ce6">
            <text:p>39,468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29393" table:style-name="ce6">
            <text:p>29,393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604" table:style-name="ce6">
            <text:p>3,604<text:s/></text:p>
          </table:table-cell>
          <table:table-cell table:number-columns-repeated="16264"/>
        </table:table-row>
        <table:table-row table:style-name="ro2">
          <table:table-cell office:value-type="date" office:date-value="2020-07-23T00:00:00" table:style-name="ce5">
            <text:p>2020/7/23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42995" table:style-name="ce6">
            <text:p>42,995<text:s/></text:p>
          </table:table-cell>
          <table:table-cell office:value-type="float" office:value="43610" table:style-name="ce6">
            <text:p>43,610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7600" table:style-name="ce6">
            <text:p>17,600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33471" table:style-name="ce6">
            <text:p>33,47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34074" table:style-name="ce6">
            <text:p>34,074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35726" table:style-name="ce6">
            <text:p>35,726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134763" table:style-name="ce6">
            <text:p>134,763<text:s/></text:p>
          </table:table-cell>
          <table:table-cell office:value-type="float" office:value="40942" table:style-name="ce6">
            <text:p>40,942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24953" table:style-name="ce6">
            <text:p>24,953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7456" table:style-name="ce6">
            <text:p>17,456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27824" table:style-name="ce6">
            <text:p>27,824<text:s/></text:p>
          </table:table-cell>
          <table:table-cell office:value-type="float" office:value="41566" table:style-name="ce6">
            <text:p>41,566<text:s/></text:p>
          </table:table-cell>
          <table:table-cell office:value-type="float" office:value="37724" table:style-name="ce6">
            <text:p>37,724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58985" table:style-name="ce6">
            <text:p>58,985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31152" table:style-name="ce6">
            <text:p>31,152<text:s/></text:p>
          </table:table-cell>
          <table:table-cell office:value-type="float" office:value="35355" table:style-name="ce6">
            <text:p>35,355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64766" table:style-name="ce6">
            <text:p>64,766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39057" table:style-name="ce6">
            <text:p>39,057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3510" table:style-name="ce6">
            <text:p>3,510<text:s/></text:p>
          </table:table-cell>
          <table:table-cell table:number-columns-repeated="16264"/>
        </table:table-row>
        <table:table-row table:style-name="ro2">
          <table:table-cell office:value-type="date" office:date-value="2020-07-24T00:00:00" table:style-name="ce5">
            <text:p>2020/7/24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15143" table:style-name="ce6">
            <text:p>15,143<text:s/></text:p>
          </table:table-cell>
          <table:table-cell office:value-type="float" office:value="44779" table:style-name="ce6">
            <text:p>44,779<text:s/></text:p>
          </table:table-cell>
          <table:table-cell office:value-type="float" office:value="49542" table:style-name="ce6">
            <text:p>49,542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34224" table:style-name="ce6">
            <text:p>34,224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162092" table:style-name="ce6">
            <text:p>162,092<text:s/></text:p>
          </table:table-cell>
          <table:table-cell office:value-type="float" office:value="47207" table:style-name="ce6">
            <text:p>47,207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22185" table:style-name="ce6">
            <text:p>22,185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29157" table:style-name="ce6">
            <text:p>29,157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28885" table:style-name="ce6">
            <text:p>28,885<text:s/></text:p>
          </table:table-cell>
          <table:table-cell office:value-type="float" office:value="44879" table:style-name="ce6">
            <text:p>44,879<text:s/></text:p>
          </table:table-cell>
          <table:table-cell office:value-type="float" office:value="38294" table:style-name="ce6">
            <text:p>38,294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67351" table:style-name="ce6">
            <text:p>67,351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39967" table:style-name="ce6">
            <text:p>39,967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73866" table:style-name="ce6">
            <text:p>73,866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21023" table:style-name="ce6">
            <text:p>21,023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39692" table:style-name="ce6">
            <text:p>39,692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29554" table:style-name="ce6">
            <text:p>29,55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3677" table:style-name="ce6">
            <text:p>3,677<text:s/></text:p>
          </table:table-cell>
          <table:table-cell table:number-columns-repeated="16264"/>
        </table:table-row>
        <table:table-row table:style-name="ro2">
          <table:table-cell office:value-type="date" office:date-value="2020-07-25T00:00:00" table:style-name="ce5">
            <text:p>2020/7/25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44583" table:style-name="ce6">
            <text:p>44,583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45658" table:style-name="ce6">
            <text:p>145,658<text:s/></text:p>
          </table:table-cell>
          <table:table-cell office:value-type="float" office:value="44594" table:style-name="ce6">
            <text:p>44,594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30361" table:style-name="ce6">
            <text:p>30,361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26012" table:style-name="ce6">
            <text:p>26,012<text:s/></text:p>
          </table:table-cell>
          <table:table-cell office:value-type="float" office:value="38361" table:style-name="ce6">
            <text:p>38,361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69635" table:style-name="ce6">
            <text:p>69,635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29787" table:style-name="ce6">
            <text:p>29,787<text:s/></text:p>
          </table:table-cell>
          <table:table-cell office:value-type="float" office:value="34176" table:style-name="ce6">
            <text:p>34,176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59362" table:style-name="ce6">
            <text:p>59,36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2752" table:style-name="ce6">
            <text:p>2,752<text:s/></text:p>
          </table:table-cell>
          <table:table-cell table:number-columns-repeated="16264"/>
        </table:table-row>
        <table:table-row table:style-name="ro2">
          <table:table-cell office:value-type="date" office:date-value="2020-07-26T00:00:00" table:style-name="ce5">
            <text:p>2020/7/26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34967" table:style-name="ce6">
            <text:p>34,967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132304" table:style-name="ce6">
            <text:p>132,304<text:s/></text:p>
          </table:table-cell>
          <table:table-cell office:value-type="float" office:value="35322" table:style-name="ce6">
            <text:p>35,322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20682" table:style-name="ce6">
            <text:p>20,682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53336" table:style-name="ce6">
            <text:p>53,336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47644" table:style-name="ce6">
            <text:p>47,64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09" table:style-name="ce6">
            <text:p>509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478" table:style-name="ce6">
            <text:p>2,478<text:s/></text:p>
          </table:table-cell>
          <table:table-cell table:number-columns-repeated="16264"/>
        </table:table-row>
        <table:table-row table:style-name="ro2">
          <table:table-cell office:value-type="date" office:date-value="2020-07-27T00:00:00" table:style-name="ce5">
            <text:p>2020/7/27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41068" table:style-name="ce6">
            <text:p>41,068<text:s/></text:p>
          </table:table-cell>
          <table:table-cell office:value-type="float" office:value="39860" table:style-name="ce6">
            <text:p>39,860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32756" table:style-name="ce6">
            <text:p>32,756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4932" table:style-name="ce6">
            <text:p>34,932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26748" table:style-name="ce6">
            <text:p>126,748<text:s/></text:p>
          </table:table-cell>
          <table:table-cell office:value-type="float" office:value="37263" table:style-name="ce6">
            <text:p>37,263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9244" table:style-name="ce6">
            <text:p>29,244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20625" table:style-name="ce6">
            <text:p>20,62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39580" table:style-name="ce6">
            <text:p>39,580<text:s/></text:p>
          </table:table-cell>
          <table:table-cell office:value-type="float" office:value="36503" table:style-name="ce6">
            <text:p>36,503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55277" table:style-name="ce6">
            <text:p>55,277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33019" table:style-name="ce6">
            <text:p>33,019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61204" table:style-name="ce6">
            <text:p>61,204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6906" table:style-name="ce6">
            <text:p>36,90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3534" table:style-name="ce6">
            <text:p>3,534<text:s/></text:p>
          </table:table-cell>
          <table:table-cell table:number-columns-repeated="16264"/>
        </table:table-row>
        <table:table-row table:style-name="ro2">
          <table:table-cell office:value-type="date" office:date-value="2020-07-28T00:00:00" table:style-name="ce5">
            <text:p>2020/7/28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42559" table:style-name="ce6">
            <text:p>42,559<text:s/></text:p>
          </table:table-cell>
          <table:table-cell office:value-type="float" office:value="41869" table:style-name="ce6">
            <text:p>41,869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33790" table:style-name="ce6">
            <text:p>33,790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125286" table:style-name="ce6">
            <text:p>125,286<text:s/></text:p>
          </table:table-cell>
          <table:table-cell office:value-type="float" office:value="38980" table:style-name="ce6">
            <text:p>38,980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21245" table:style-name="ce6">
            <text:p>21,245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40019" table:style-name="ce6">
            <text:p>40,019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56807" table:style-name="ce6">
            <text:p>56,807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35154" table:style-name="ce6">
            <text:p>35,154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62278" table:style-name="ce6">
            <text:p>62,278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17978" table:style-name="ce6">
            <text:p>17,978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8371" table:style-name="ce6">
            <text:p>38,371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8975" table:style-name="ce6">
            <text:p>28,975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3667" table:style-name="ce6">
            <text:p>3,667<text:s/></text:p>
          </table:table-cell>
          <table:table-cell table:number-columns-repeated="16264"/>
        </table:table-row>
        <table:table-row table:style-name="ro2">
          <table:table-cell office:value-type="date" office:date-value="2020-07-29T00:00:00" table:style-name="ce5">
            <text:p>2020/7/29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43452" table:style-name="ce6">
            <text:p>43,452<text:s/></text:p>
          </table:table-cell>
          <table:table-cell office:value-type="float" office:value="45776" table:style-name="ce6">
            <text:p>45,776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35690" table:style-name="ce6">
            <text:p>35,690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131116" table:style-name="ce6">
            <text:p>131,116<text:s/></text:p>
          </table:table-cell>
          <table:table-cell office:value-type="float" office:value="41426" table:style-name="ce6">
            <text:p>41,426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30165" table:style-name="ce6">
            <text:p>30,16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1423" table:style-name="ce6">
            <text:p>21,423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41223" table:style-name="ce6">
            <text:p>41,223<text:s/></text:p>
          </table:table-cell>
          <table:table-cell office:value-type="float" office:value="37812" table:style-name="ce6">
            <text:p>37,812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59390" table:style-name="ce6">
            <text:p>59,390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36713" table:style-name="ce6">
            <text:p>36,713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64517" table:style-name="ce6">
            <text:p>64,517<text:s/></text:p>
          </table:table-cell>
          <table:table-cell office:value-type="float" office:value="19716" table:style-name="ce6">
            <text:p>19,716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28977" table:style-name="ce6">
            <text:p>28,977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39244" table:style-name="ce6">
            <text:p>39,244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23420" table:style-name="ce6">
            <text:p>23,420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29117" table:style-name="ce6">
            <text:p>29,117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653" table:style-name="ce6">
            <text:p>3,653<text:s/></text:p>
          </table:table-cell>
          <table:table-cell table:number-columns-repeated="16264"/>
        </table:table-row>
        <table:table-row table:style-name="ro2">
          <table:table-cell office:value-type="date" office:date-value="2020-07-30T00:00:00" table:style-name="ce5">
            <text:p>2020/7/30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43716" table:style-name="ce6">
            <text:p>43,716<text:s/></text:p>
          </table:table-cell>
          <table:table-cell office:value-type="float" office:value="44971" table:style-name="ce6">
            <text:p>44,971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41162" table:style-name="ce6">
            <text:p>41,16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22785" table:style-name="ce6">
            <text:p>22,785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34403" table:style-name="ce6">
            <text:p>34,403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38169" table:style-name="ce6">
            <text:p>138,169<text:s/></text:p>
          </table:table-cell>
          <table:table-cell office:value-type="float" office:value="41527" table:style-name="ce6">
            <text:p>41,527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2454" table:style-name="ce6">
            <text:p>22,454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41434" table:style-name="ce6">
            <text:p>41,434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59360" table:style-name="ce6">
            <text:p>59,360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30233" table:style-name="ce6">
            <text:p>30,233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65991" table:style-name="ce6">
            <text:p>65,991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39751" table:style-name="ce6">
            <text:p>39,751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39121" table:style-name="ce6">
            <text:p>39,121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3789" table:style-name="ce6">
            <text:p>3,789<text:s/></text:p>
          </table:table-cell>
          <table:table-cell table:number-columns-repeated="16264"/>
        </table:table-row>
        <table:table-row table:style-name="ro2">
          <table:table-cell office:value-type="date" office:date-value="2020-07-31T00:00:00" table:style-name="ce5">
            <text:p>2020/7/31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50756" table:style-name="ce6">
            <text:p>50,75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43995" table:style-name="ce6">
            <text:p>43,995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28035" table:style-name="ce6">
            <text:p>28,035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165818" table:style-name="ce6">
            <text:p>165,818<text:s/></text:p>
          </table:table-cell>
          <table:table-cell office:value-type="float" office:value="47142" table:style-name="ce6">
            <text:p>47,142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44791" table:style-name="ce6">
            <text:p>44,791<text:s/></text:p>
          </table:table-cell>
          <table:table-cell office:value-type="float" office:value="38501" table:style-name="ce6">
            <text:p>38,501<text:s/></text:p>
          </table:table-cell>
          <table:table-cell office:value-type="float" office:value="27304" table:style-name="ce6">
            <text:p>27,304<text:s/></text:p>
          </table:table-cell>
          <table:table-cell office:value-type="float" office:value="27150" table:style-name="ce6">
            <text:p>27,150<text:s/></text:p>
          </table:table-cell>
          <table:table-cell office:value-type="float" office:value="70059" table:style-name="ce6">
            <text:p>70,059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33828" table:style-name="ce6">
            <text:p>33,828<text:s/></text:p>
          </table:table-cell>
          <table:table-cell office:value-type="float" office:value="41271" table:style-name="ce6">
            <text:p>41,271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75419" table:style-name="ce6">
            <text:p>75,419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41363" table:style-name="ce6">
            <text:p>41,363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40645" table:style-name="ce6">
            <text:p>40,645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9834" table:style-name="ce6">
            <text:p>29,834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579" table:style-name="ce6">
            <text:p>4,579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7-01T00:00:00" table:style-name="ce5">
            <text:p>2020/7/1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39937" table:style-name="ce6">
            <text:p>39,937<text:s/></text:p>
          </table:table-cell>
          <table:table-cell office:value-type="float" office:value="40283" table:style-name="ce6">
            <text:p>40,283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32398" table:style-name="ce6">
            <text:p>32,398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4012" table:style-name="ce6">
            <text:p>34,012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17885" table:style-name="ce6">
            <text:p>117,885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28684" table:style-name="ce6">
            <text:p>28,684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8815" table:style-name="ce6">
            <text:p>28,815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33525" table:style-name="ce6">
            <text:p>33,525<text:s/></text:p>
          </table:table-cell>
          <table:table-cell office:value-type="float" office:value="37642" table:style-name="ce6">
            <text:p>37,642<text:s/></text:p>
          </table:table-cell>
          <table:table-cell office:value-type="float" office:value="24799" table:style-name="ce6">
            <text:p>24,799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51862" table:style-name="ce6">
            <text:p>51,862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29884" table:style-name="ce6">
            <text:p>29,884<text:s/></text:p>
          </table:table-cell>
          <table:table-cell office:value-type="float" office:value="31696" table:style-name="ce6">
            <text:p>31,696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56362" table:style-name="ce6">
            <text:p>56,362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36289" table:style-name="ce6">
            <text:p>36,289<text:s/></text:p>
          </table:table-cell>
          <table:table-cell office:value-type="float" office:value="22254" table:style-name="ce6">
            <text:p>22,254<text:s/></text:p>
          </table:table-cell>
          <table:table-cell office:value-type="float" office:value="23026" table:style-name="ce6">
            <text:p>23,026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27861" table:style-name="ce6">
            <text:p>27,861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236" table:style-name="ce6">
            <text:p>3,236<text:s/></text:p>
          </table:table-cell>
          <table:table-cell table:number-columns-repeated="16264"/>
        </table:table-row>
        <table:table-row table:style-name="ro2">
          <table:table-cell office:value-type="date" office:date-value="2020-07-02T00:00:00" table:style-name="ce5">
            <text:p>2020/7/2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41743" table:style-name="ce6">
            <text:p>41,743<text:s/></text:p>
          </table:table-cell>
          <table:table-cell office:value-type="float" office:value="41256" table:style-name="ce6">
            <text:p>41,256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33095" table:style-name="ce6">
            <text:p>33,095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34066" table:style-name="ce6">
            <text:p>34,06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573" table:style-name="ce6">
            <text:p>25,573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20863" table:style-name="ce6">
            <text:p>120,863<text:s/></text:p>
          </table:table-cell>
          <table:table-cell office:value-type="float" office:value="36593" table:style-name="ce6">
            <text:p>36,593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9130" table:style-name="ce6">
            <text:p>29,130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37403" table:style-name="ce6">
            <text:p>37,403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52195" table:style-name="ce6">
            <text:p>52,195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30171" table:style-name="ce6">
            <text:p>30,171<text:s/></text:p>
          </table:table-cell>
          <table:table-cell office:value-type="float" office:value="32811" table:style-name="ce6">
            <text:p>32,811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58852" table:style-name="ce6">
            <text:p>58,852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38905" table:style-name="ce6">
            <text:p>38,905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0-07-03T00:00:00" table:style-name="ce5">
            <text:p>2020/7/3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41471" table:style-name="ce6">
            <text:p>41,471<text:s/></text:p>
          </table:table-cell>
          <table:table-cell office:value-type="float" office:value="46618" table:style-name="ce6">
            <text:p>46,618<text:s/></text:p>
          </table:table-cell>
          <table:table-cell office:value-type="float" office:value="26654" table:style-name="ce6">
            <text:p>26,654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4017" table:style-name="ce6">
            <text:p>34,017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36637" table:style-name="ce6">
            <text:p>36,637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21277" table:style-name="ce6">
            <text:p>21,277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138835" table:style-name="ce6">
            <text:p>138,835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26268" table:style-name="ce6">
            <text:p>26,268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31027" table:style-name="ce6">
            <text:p>31,02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37349" table:style-name="ce6">
            <text:p>37,349<text:s/></text:p>
          </table:table-cell>
          <table:table-cell office:value-type="float" office:value="39925" table:style-name="ce6">
            <text:p>39,925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62708" table:style-name="ce6">
            <text:p>62,708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34050" table:style-name="ce6">
            <text:p>34,050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65982" table:style-name="ce6">
            <text:p>65,98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14499" table:style-name="ce6">
            <text:p>14,499<text:s/></text:p>
          </table:table-cell>
          <table:table-cell office:value-type="float" office:value="33170" table:style-name="ce6">
            <text:p>33,170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38968" table:style-name="ce6">
            <text:p>38,968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28599" table:style-name="ce6">
            <text:p>28,599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3615" table:style-name="ce6">
            <text:p>3,615<text:s/></text:p>
          </table:table-cell>
          <table:table-cell table:number-columns-repeated="16264"/>
        </table:table-row>
        <table:table-row table:style-name="ro2">
          <table:table-cell office:value-type="date" office:date-value="2020-07-04T00:00:00" table:style-name="ce5">
            <text:p>2020/7/4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43645" table:style-name="ce6">
            <text:p>43,645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9867" table:style-name="ce6">
            <text:p>29,867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32386" table:style-name="ce6">
            <text:p>132,386<text:s/></text:p>
          </table:table-cell>
          <table:table-cell office:value-type="float" office:value="41176" table:style-name="ce6">
            <text:p>41,176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29456" table:style-name="ce6">
            <text:p>29,456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33788" table:style-name="ce6">
            <text:p>33,788<text:s/></text:p>
          </table:table-cell>
          <table:table-cell office:value-type="float" office:value="30881" table:style-name="ce6">
            <text:p>30,88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24912" table:style-name="ce6">
            <text:p>24,912<text:s/></text:p>
          </table:table-cell>
          <table:table-cell office:value-type="float" office:value="61675" table:style-name="ce6">
            <text:p>61,675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55393" table:style-name="ce6">
            <text:p>55,393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07" table:style-name="ce6">
            <text:p>2,507<text:s/></text:p>
          </table:table-cell>
          <table:table-cell table:number-columns-repeated="16264"/>
        </table:table-row>
        <table:table-row table:style-name="ro2">
          <table:table-cell office:value-type="date" office:date-value="2020-07-05T00:00:00" table:style-name="ce5">
            <text:p>2020/7/5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34120" table:style-name="ce6">
            <text:p>34,120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22842" table:style-name="ce6">
            <text:p>122,842<text:s/></text:p>
          </table:table-cell>
          <table:table-cell office:value-type="float" office:value="32795" table:style-name="ce6">
            <text:p>32,795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51429" table:style-name="ce6">
            <text:p>51,429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47173" table:style-name="ce6">
            <text:p>47,173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29570" table:style-name="ce6">
            <text:p>29,570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070" table:style-name="ce6">
            <text:p>2,070<text:s/></text:p>
          </table:table-cell>
          <table:table-cell table:number-columns-repeated="16264"/>
        </table:table-row>
        <table:table-row table:style-name="ro2">
          <table:table-cell office:value-type="date" office:date-value="2020-07-06T00:00:00" table:style-name="ce5">
            <text:p>2020/7/6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39028" table:style-name="ce6">
            <text:p>39,028<text:s/></text:p>
          </table:table-cell>
          <table:table-cell office:value-type="float" office:value="38607" table:style-name="ce6">
            <text:p>38,607<text:s/></text:p>
          </table:table-cell>
          <table:table-cell office:value-type="float" office:value="24420" table:style-name="ce6">
            <text:p>24,420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23755" table:style-name="ce6">
            <text:p>23,75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1262" table:style-name="ce6">
            <text:p>31,262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3536" table:style-name="ce6">
            <text:p>33,536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123753" table:style-name="ce6">
            <text:p>123,753<text:s/></text:p>
          </table:table-cell>
          <table:table-cell office:value-type="float" office:value="35201" table:style-name="ce6">
            <text:p>35,201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24335" table:style-name="ce6">
            <text:p>24,335<text:s/></text:p>
          </table:table-cell>
          <table:table-cell office:value-type="float" office:value="28555" table:style-name="ce6">
            <text:p>28,555<text:s/></text:p>
          </table:table-cell>
          <table:table-cell office:value-type="float" office:value="33936" table:style-name="ce6">
            <text:p>33,936<text:s/></text:p>
          </table:table-cell>
          <table:table-cell office:value-type="float" office:value="37357" table:style-name="ce6">
            <text:p>37,357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53367" table:style-name="ce6">
            <text:p>53,367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28816" table:style-name="ce6">
            <text:p>28,816<text:s/></text:p>
          </table:table-cell>
          <table:table-cell office:value-type="float" office:value="31196" table:style-name="ce6">
            <text:p>31,196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58314" table:style-name="ce6">
            <text:p>58,314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6140" table:style-name="ce6">
            <text:p>36,140<text:s/></text:p>
          </table:table-cell>
          <table:table-cell office:value-type="float" office:value="21886" table:style-name="ce6">
            <text:p>21,886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20881" table:style-name="ce6">
            <text:p>20,88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332" table:style-name="ce6">
            <text:p>3,332<text:s/></text:p>
          </table:table-cell>
          <table:table-cell table:number-columns-repeated="16264"/>
        </table:table-row>
        <table:table-row table:style-name="ro2">
          <table:table-cell office:value-type="date" office:date-value="2020-07-07T00:00:00" table:style-name="ce5">
            <text:p>2020/7/7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0273" table:style-name="ce6">
            <text:p>40,273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24860" table:style-name="ce6">
            <text:p>24,860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121562" table:style-name="ce6">
            <text:p>121,562<text:s/></text:p>
          </table:table-cell>
          <table:table-cell office:value-type="float" office:value="36588" table:style-name="ce6">
            <text:p>36,588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54110" table:style-name="ce6">
            <text:p>54,110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58233" table:style-name="ce6">
            <text:p>58,233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420" table:style-name="ce6">
            <text:p>3,420<text:s/></text:p>
          </table:table-cell>
          <table:table-cell table:number-columns-repeated="16264"/>
        </table:table-row>
        <table:table-row table:style-name="ro2">
          <table:table-cell office:value-type="date" office:date-value="2020-07-08T00:00:00" table:style-name="ce5">
            <text:p>2020/7/8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41115" table:style-name="ce6">
            <text:p>41,115<text:s/></text:p>
          </table:table-cell>
          <table:table-cell office:value-type="float" office:value="41937" table:style-name="ce6">
            <text:p>41,937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29560" table:style-name="ce6">
            <text:p>29,56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6245" table:style-name="ce6">
            <text:p>16,245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33068" table:style-name="ce6">
            <text:p>33,068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4317" table:style-name="ce6">
            <text:p>34,317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122716" table:style-name="ce6">
            <text:p>122,716<text:s/></text:p>
          </table:table-cell>
          <table:table-cell office:value-type="float" office:value="38035" table:style-name="ce6">
            <text:p>38,035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28942" table:style-name="ce6">
            <text:p>28,94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30115" table:style-name="ce6">
            <text:p>30,115<text:s/></text:p>
          </table:table-cell>
          <table:table-cell office:value-type="float" office:value="34640" table:style-name="ce6">
            <text:p>34,640<text:s/></text:p>
          </table:table-cell>
          <table:table-cell office:value-type="float" office:value="38556" table:style-name="ce6">
            <text:p>38,556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54969" table:style-name="ce6">
            <text:p>54,969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33441" table:style-name="ce6">
            <text:p>33,44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58071" table:style-name="ce6">
            <text:p>58,071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37289" table:style-name="ce6">
            <text:p>37,289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3457" table:style-name="ce6">
            <text:p>3,457<text:s/></text:p>
          </table:table-cell>
          <table:table-cell table:number-columns-repeated="16264"/>
        </table:table-row>
        <table:table-row table:style-name="ro2">
          <table:table-cell office:value-type="date" office:date-value="2020-07-09T00:00:00" table:style-name="ce5">
            <text:p>2020/7/9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40991" table:style-name="ce6">
            <text:p>40,991<text:s/></text:p>
          </table:table-cell>
          <table:table-cell office:value-type="float" office:value="42071" table:style-name="ce6">
            <text:p>42,071<text:s/></text:p>
          </table:table-cell>
          <table:table-cell office:value-type="float" office:value="25652" table:style-name="ce6">
            <text:p>25,652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17269" table:style-name="ce6">
            <text:p>17,269<text:s/></text:p>
          </table:table-cell>
          <table:table-cell office:value-type="float" office:value="32491" table:style-name="ce6">
            <text:p>32,491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34707" table:style-name="ce6">
            <text:p>34,707<text:s/></text:p>
          </table:table-cell>
          <table:table-cell office:value-type="float" office:value="26042" table:style-name="ce6">
            <text:p>26,042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0492" table:style-name="ce6">
            <text:p>20,492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24185" table:style-name="ce6">
            <text:p>124,185<text:s/></text:p>
          </table:table-cell>
          <table:table-cell office:value-type="float" office:value="38856" table:style-name="ce6">
            <text:p>38,856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4516" table:style-name="ce6">
            <text:p>24,516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55188" table:style-name="ce6">
            <text:p>55,188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59467" table:style-name="ce6">
            <text:p>59,467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7483" table:style-name="ce6">
            <text:p>37,483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403" table:style-name="ce6">
            <text:p>3,403<text:s/></text:p>
          </table:table-cell>
          <table:table-cell table:number-columns-repeated="16264"/>
        </table:table-row>
        <table:table-row table:style-name="ro2">
          <table:table-cell office:value-type="date" office:date-value="2020-07-10T00:00:00" table:style-name="ce5">
            <text:p>2020/7/10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47901" table:style-name="ce6">
            <text:p>47,901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36828" table:style-name="ce6">
            <text:p>36,828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34219" table:style-name="ce6">
            <text:p>34,219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36487" table:style-name="ce6">
            <text:p>36,487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145351" table:style-name="ce6">
            <text:p>145,351<text:s/></text:p>
          </table:table-cell>
          <table:table-cell office:value-type="float" office:value="43938" table:style-name="ce6">
            <text:p>43,938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26331" table:style-name="ce6">
            <text:p>26,331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1977" table:style-name="ce6">
            <text:p>31,977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25253" table:style-name="ce6">
            <text:p>25,253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39481" table:style-name="ce6">
            <text:p>39,481<text:s/></text:p>
          </table:table-cell>
          <table:table-cell office:value-type="float" office:value="40543" table:style-name="ce6">
            <text:p>40,543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63614" table:style-name="ce6">
            <text:p>63,614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31699" table:style-name="ce6">
            <text:p>31,699<text:s/></text:p>
          </table:table-cell>
          <table:table-cell office:value-type="float" office:value="37297" table:style-name="ce6">
            <text:p>37,297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68383" table:style-name="ce6">
            <text:p>68,383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29139" table:style-name="ce6">
            <text:p>29,139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38803" table:style-name="ce6">
            <text:p>38,803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3647" table:style-name="ce6">
            <text:p>3,647<text:s/></text:p>
          </table:table-cell>
          <table:table-cell table:number-columns-repeated="16264"/>
        </table:table-row>
        <table:table-row table:style-name="ro2">
          <table:table-cell office:value-type="date" office:date-value="2020-07-11T00:00:00" table:style-name="ce5">
            <text:p>2020/7/11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43196" table:style-name="ce6">
            <text:p>43,196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20834" table:style-name="ce6">
            <text:p>20,834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35600" table:style-name="ce6">
            <text:p>135,600<text:s/></text:p>
          </table:table-cell>
          <table:table-cell office:value-type="float" office:value="40786" table:style-name="ce6">
            <text:p>40,786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25197" table:style-name="ce6">
            <text:p>25,197<text:s/></text:p>
          </table:table-cell>
          <table:table-cell office:value-type="float" office:value="27037" table:style-name="ce6">
            <text:p>27,037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4598" table:style-name="ce6">
            <text:p>34,598<text:s/></text:p>
          </table:table-cell>
          <table:table-cell office:value-type="float" office:value="30779" table:style-name="ce6">
            <text:p>30,779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62209" table:style-name="ce6">
            <text:p>62,209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54332" table:style-name="ce6">
            <text:p>54,332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2584" table:style-name="ce6">
            <text:p>2,584<text:s/></text:p>
          </table:table-cell>
          <table:table-cell table:number-columns-repeated="16264"/>
        </table:table-row>
        <table:table-row table:style-name="ro2">
          <table:table-cell office:value-type="date" office:date-value="2020-07-12T00:00:00" table:style-name="ce5">
            <text:p>2020/7/12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13524" table:style-name="ce6">
            <text:p>13,524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35856" table:style-name="ce6">
            <text:p>135,856<text:s/></text:p>
          </table:table-cell>
          <table:table-cell office:value-type="float" office:value="33648" table:style-name="ce6">
            <text:p>33,64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52879" table:style-name="ce6">
            <text:p>52,879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46817" table:style-name="ce6">
            <text:p>46,817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2296" table:style-name="ce6">
            <text:p>2,296<text:s/></text:p>
          </table:table-cell>
          <table:table-cell table:number-columns-repeated="16264"/>
        </table:table-row>
        <table:table-row table:style-name="ro2">
          <table:table-cell office:value-type="date" office:date-value="2020-07-13T00:00:00" table:style-name="ce5">
            <text:p>2020/7/13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38845" table:style-name="ce6">
            <text:p>38,845<text:s/></text:p>
          </table:table-cell>
          <table:table-cell office:value-type="float" office:value="39227" table:style-name="ce6">
            <text:p>39,227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34032" table:style-name="ce6">
            <text:p>34,032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3472" table:style-name="ce6">
            <text:p>33,472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22977" table:style-name="ce6">
            <text:p>22,977<text:s/></text:p>
          </table:table-cell>
          <table:table-cell office:value-type="float" office:value="126395" table:style-name="ce6">
            <text:p>126,395<text:s/></text:p>
          </table:table-cell>
          <table:table-cell office:value-type="float" office:value="36320" table:style-name="ce6">
            <text:p>36,320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1637" table:style-name="ce6">
            <text:p>21,637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28981" table:style-name="ce6">
            <text:p>28,981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9330" table:style-name="ce6">
            <text:p>29,330<text:s/></text:p>
          </table:table-cell>
          <table:table-cell office:value-type="float" office:value="35842" table:style-name="ce6">
            <text:p>35,842<text:s/></text:p>
          </table:table-cell>
          <table:table-cell office:value-type="float" office:value="37455" table:style-name="ce6">
            <text:p>37,455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54534" table:style-name="ce6">
            <text:p>54,534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58701" table:style-name="ce6">
            <text:p>58,701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15722" table:style-name="ce6">
            <text:p>15,722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6589" table:style-name="ce6">
            <text:p>26,589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36021" table:style-name="ce6">
            <text:p>36,021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383" table:style-name="ce6">
            <text:p>3,383<text:s/></text:p>
          </table:table-cell>
          <table:table-cell table:number-columns-repeated="16264"/>
        </table:table-row>
        <table:table-row table:style-name="ro2">
          <table:table-cell office:value-type="date" office:date-value="2020-07-14T00:00:00" table:style-name="ce5">
            <text:p>2020/7/14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41321" table:style-name="ce6">
            <text:p>41,321<text:s/></text:p>
          </table:table-cell>
          <table:table-cell office:value-type="float" office:value="43783" table:style-name="ce6">
            <text:p>43,783<text:s/></text:p>
          </table:table-cell>
          <table:table-cell office:value-type="float" office:value="25751" table:style-name="ce6">
            <text:p>25,751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9782" table:style-name="ce6">
            <text:p>29,782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6828" table:style-name="ce6">
            <text:p>16,828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33335" table:style-name="ce6">
            <text:p>33,335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5841" table:style-name="ce6">
            <text:p>35,841<text:s/></text:p>
          </table:table-cell>
          <table:table-cell office:value-type="float" office:value="26241" table:style-name="ce6">
            <text:p>26,241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130834" table:style-name="ce6">
            <text:p>130,834<text:s/></text:p>
          </table:table-cell>
          <table:table-cell office:value-type="float" office:value="39257" table:style-name="ce6">
            <text:p>39,257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31714" table:style-name="ce6">
            <text:p>31,714<text:s/></text:p>
          </table:table-cell>
          <table:table-cell office:value-type="float" office:value="37515" table:style-name="ce6">
            <text:p>37,515<text:s/></text:p>
          </table:table-cell>
          <table:table-cell office:value-type="float" office:value="40059" table:style-name="ce6">
            <text:p>40,059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65141" table:style-name="ce6">
            <text:p>65,141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30468" table:style-name="ce6">
            <text:p>30,468<text:s/></text:p>
          </table:table-cell>
          <table:table-cell office:value-type="float" office:value="35010" table:style-name="ce6">
            <text:p>35,010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62115" table:style-name="ce6">
            <text:p>62,115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38152" table:style-name="ce6">
            <text:p>38,152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14" table:style-name="ce6">
            <text:p>3,514<text:s/></text:p>
          </table:table-cell>
          <table:table-cell table:number-columns-repeated="16264"/>
        </table:table-row>
        <table:table-row table:style-name="ro2">
          <table:table-cell office:value-type="date" office:date-value="2020-07-15T00:00:00" table:style-name="ce5">
            <text:p>2020/7/15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41132" table:style-name="ce6">
            <text:p>41,132<text:s/></text:p>
          </table:table-cell>
          <table:table-cell office:value-type="float" office:value="44018" table:style-name="ce6">
            <text:p>44,018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26516" table:style-name="ce6">
            <text:p>26,516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33717" table:style-name="ce6">
            <text:p>33,717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35077" table:style-name="ce6">
            <text:p>35,077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135267" table:style-name="ce6">
            <text:p>135,267<text:s/></text:p>
          </table:table-cell>
          <table:table-cell office:value-type="float" office:value="41059" table:style-name="ce6">
            <text:p>41,059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37342" table:style-name="ce6">
            <text:p>37,342<text:s/></text:p>
          </table:table-cell>
          <table:table-cell office:value-type="float" office:value="39371" table:style-name="ce6">
            <text:p>39,371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25875" table:style-name="ce6">
            <text:p>25,875<text:s/></text:p>
          </table:table-cell>
          <table:table-cell office:value-type="float" office:value="60701" table:style-name="ce6">
            <text:p>60,701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34286" table:style-name="ce6">
            <text:p>34,286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62086" table:style-name="ce6">
            <text:p>62,086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37135" table:style-name="ce6">
            <text:p>37,135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28565" table:style-name="ce6">
            <text:p>28,565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560" table:style-name="ce6">
            <text:p>3,560<text:s/></text:p>
          </table:table-cell>
          <table:table-cell table:number-columns-repeated="16264"/>
        </table:table-row>
        <table:table-row table:style-name="ro2">
          <table:table-cell office:value-type="date" office:date-value="2020-07-16T00:00:00" table:style-name="ce5">
            <text:p>2020/7/16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44803" table:style-name="ce6">
            <text:p>44,803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33990" table:style-name="ce6">
            <text:p>33,990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35122" table:style-name="ce6">
            <text:p>35,122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20776" table:style-name="ce6">
            <text:p>20,776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35902" table:style-name="ce6">
            <text:p>135,902<text:s/></text:p>
          </table:table-cell>
          <table:table-cell office:value-type="float" office:value="41271" table:style-name="ce6">
            <text:p>41,271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37073" table:style-name="ce6">
            <text:p>37,073<text:s/></text:p>
          </table:table-cell>
          <table:table-cell office:value-type="float" office:value="39218" table:style-name="ce6">
            <text:p>39,218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61306" table:style-name="ce6">
            <text:p>61,306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31053" table:style-name="ce6">
            <text:p>31,053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63267" table:style-name="ce6">
            <text:p>63,267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36814" table:style-name="ce6">
            <text:p>36,814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6509" table:style-name="ce6">
            <text:p>16,509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3593" table:style-name="ce6">
            <text:p>3,593<text:s/></text:p>
          </table:table-cell>
          <table:table-cell table:number-columns-repeated="16264"/>
        </table:table-row>
        <table:table-row table:style-name="ro2">
          <table:table-cell office:value-type="date" office:date-value="2020-07-17T00:00:00" table:style-name="ce5">
            <text:p>2020/7/17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40882" table:style-name="ce6">
            <text:p>40,882<text:s/></text:p>
          </table:table-cell>
          <table:table-cell office:value-type="float" office:value="49483" table:style-name="ce6">
            <text:p>49,483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30686" table:style-name="ce6">
            <text:p>30,686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8462" table:style-name="ce6">
            <text:p>28,462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34725" table:style-name="ce6">
            <text:p>34,725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36679" table:style-name="ce6">
            <text:p>36,679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7640" table:style-name="ce6">
            <text:p>27,640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153394" table:style-name="ce6">
            <text:p>153,394<text:s/></text:p>
          </table:table-cell>
          <table:table-cell office:value-type="float" office:value="46198" table:style-name="ce6">
            <text:p>46,198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23267" table:style-name="ce6">
            <text:p>23,267<text:s/></text:p>
          </table:table-cell>
          <table:table-cell office:value-type="float" office:value="25050" table:style-name="ce6">
            <text:p>25,050<text:s/></text:p>
          </table:table-cell>
          <table:table-cell office:value-type="float" office:value="27585" table:style-name="ce6">
            <text:p>27,585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30957" table:style-name="ce6">
            <text:p>30,957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32578" table:style-name="ce6">
            <text:p>32,57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32679" table:style-name="ce6">
            <text:p>32,679<text:s/></text:p>
          </table:table-cell>
          <table:table-cell office:value-type="float" office:value="41069" table:style-name="ce6">
            <text:p>41,069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26762" table:style-name="ce6">
            <text:p>26,762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67425" table:style-name="ce6">
            <text:p>67,425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37397" table:style-name="ce6">
            <text:p>37,397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70313" table:style-name="ce6">
            <text:p>70,313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36846" table:style-name="ce6">
            <text:p>36,846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7597" table:style-name="ce6">
            <text:p>17,597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3757" table:style-name="ce6">
            <text:p>3,757<text:s/></text:p>
          </table:table-cell>
          <table:table-cell table:number-columns-repeated="16264"/>
        </table:table-row>
        <table:table-row table:style-name="ro2">
          <table:table-cell office:value-type="date" office:date-value="2020-07-18T00:00:00" table:style-name="ce5">
            <text:p>2020/7/18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46416" table:style-name="ce6">
            <text:p>46,416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48031" table:style-name="ce6">
            <text:p>148,031<text:s/></text:p>
          </table:table-cell>
          <table:table-cell office:value-type="float" office:value="43285" table:style-name="ce6">
            <text:p>43,285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3367" table:style-name="ce6">
            <text:p>33,367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6828" table:style-name="ce6">
            <text:p>16,828<text:s/></text:p>
          </table:table-cell>
          <table:table-cell office:value-type="float" office:value="28881" table:style-name="ce6">
            <text:p>28,881<text:s/></text:p>
          </table:table-cell>
          <table:table-cell office:value-type="float" office:value="36973" table:style-name="ce6">
            <text:p>36,973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68158" table:style-name="ce6">
            <text:p>68,158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30668" table:style-name="ce6">
            <text:p>30,668<text:s/></text:p>
          </table:table-cell>
          <table:table-cell office:value-type="float" office:value="30259" table:style-name="ce6">
            <text:p>30,259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60398" table:style-name="ce6">
            <text:p>60,398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660" table:style-name="ce6">
            <text:p>2,660<text:s/></text:p>
          </table:table-cell>
          <table:table-cell table:number-columns-repeated="16264"/>
        </table:table-row>
        <table:table-row table:style-name="ro2">
          <table:table-cell office:value-type="date" office:date-value="2020-07-19T00:00:00" table:style-name="ce5">
            <text:p>2020/7/19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35954" table:style-name="ce6">
            <text:p>35,954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45239" table:style-name="ce6">
            <text:p>145,239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9150" table:style-name="ce6">
            <text:p>29,150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33546" table:style-name="ce6">
            <text:p>33,546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21326" table:style-name="ce6">
            <text:p>21,326<text:s/></text:p>
          </table:table-cell>
          <table:table-cell office:value-type="float" office:value="57370" table:style-name="ce6">
            <text:p>57,370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51765" table:style-name="ce6">
            <text:p>51,765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178" table:style-name="ce6">
            <text:p>2,178<text:s/></text:p>
          </table:table-cell>
          <table:table-cell table:number-columns-repeated="16264"/>
        </table:table-row>
        <table:table-row table:style-name="ro2">
          <table:table-cell office:value-type="date" office:date-value="2020-07-20T00:00:00" table:style-name="ce5">
            <text:p>2020/7/20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39503" table:style-name="ce6">
            <text:p>39,503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32136" table:style-name="ce6">
            <text:p>32,136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33561" table:style-name="ce6">
            <text:p>33,561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26017" table:style-name="ce6">
            <text:p>26,017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35534" table:style-name="ce6">
            <text:p>135,534<text:s/></text:p>
          </table:table-cell>
          <table:table-cell office:value-type="float" office:value="36553" table:style-name="ce6">
            <text:p>36,553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28259" table:style-name="ce6">
            <text:p>28,259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29017" table:style-name="ce6">
            <text:p>29,017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36323" table:style-name="ce6">
            <text:p>36,323<text:s/></text:p>
          </table:table-cell>
          <table:table-cell office:value-type="float" office:value="37129" table:style-name="ce6">
            <text:p>37,129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56911" table:style-name="ce6">
            <text:p>56,911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29631" table:style-name="ce6">
            <text:p>29,631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59902" table:style-name="ce6">
            <text:p>59,902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32565" table:style-name="ce6">
            <text:p>32,565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35556" table:style-name="ce6">
            <text:p>35,556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3472" table:style-name="ce6">
            <text:p>3,472<text:s/></text:p>
          </table:table-cell>
          <table:table-cell table:number-columns-repeated="16264"/>
        </table:table-row>
        <table:table-row table:style-name="ro2">
          <table:table-cell office:value-type="date" office:date-value="2020-07-21T00:00:00" table:style-name="ce5">
            <text:p>2020/7/21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40115" table:style-name="ce6">
            <text:p>40,115<text:s/></text:p>
          </table:table-cell>
          <table:table-cell office:value-type="float" office:value="42129" table:style-name="ce6">
            <text:p>42,129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35054" table:style-name="ce6">
            <text:p>35,054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132877" table:style-name="ce6">
            <text:p>132,877<text:s/></text:p>
          </table:table-cell>
          <table:table-cell office:value-type="float" office:value="38421" table:style-name="ce6">
            <text:p>38,421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36812" table:style-name="ce6">
            <text:p>36,812<text:s/></text:p>
          </table:table-cell>
          <table:table-cell office:value-type="float" office:value="38865" table:style-name="ce6">
            <text:p>38,865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58354" table:style-name="ce6">
            <text:p>58,354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33221" table:style-name="ce6">
            <text:p>33,221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60752" table:style-name="ce6">
            <text:p>60,752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18689" table:style-name="ce6">
            <text:p>18,68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36865" table:style-name="ce6">
            <text:p>36,865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29178" table:style-name="ce6">
            <text:p>29,178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569" table:style-name="ce6">
            <text:p>3,569<text:s/></text:p>
          </table:table-cell>
          <table:table-cell table:number-columns-repeated="16264"/>
        </table:table-row>
        <table:table-row table:style-name="ro2">
          <table:table-cell office:value-type="date" office:date-value="2020-07-22T00:00:00" table:style-name="ce5">
            <text:p>2020/7/22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40825" table:style-name="ce6">
            <text:p>40,825<text:s/></text:p>
          </table:table-cell>
          <table:table-cell office:value-type="float" office:value="44066" table:style-name="ce6">
            <text:p>44,066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1031" table:style-name="ce6">
            <text:p>31,031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34477" table:style-name="ce6">
            <text:p>34,477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35023" table:style-name="ce6">
            <text:p>35,023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134827" table:style-name="ce6">
            <text:p>134,827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29070" table:style-name="ce6">
            <text:p>29,070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2003" table:style-name="ce6">
            <text:p>32,003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36994" table:style-name="ce6">
            <text:p>36,994<text:s/></text:p>
          </table:table-cell>
          <table:table-cell office:value-type="float" office:value="39115" table:style-name="ce6">
            <text:p>39,115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59659" table:style-name="ce6">
            <text:p>59,659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62005" table:style-name="ce6">
            <text:p>62,005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37580" table:style-name="ce6">
            <text:p>37,580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22744" table:style-name="ce6">
            <text:p>22,744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621" table:style-name="ce6">
            <text:p>3,621<text:s/></text:p>
          </table:table-cell>
          <table:table-cell table:number-columns-repeated="16264"/>
        </table:table-row>
        <table:table-row table:style-name="ro2">
          <table:table-cell office:value-type="date" office:date-value="2020-07-23T00:00:00" table:style-name="ce5">
            <text:p>2020/7/23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40763" table:style-name="ce6">
            <text:p>40,763<text:s/></text:p>
          </table:table-cell>
          <table:table-cell office:value-type="float" office:value="43933" table:style-name="ce6">
            <text:p>43,933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35520" table:style-name="ce6">
            <text:p>35,520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34114" table:style-name="ce6">
            <text:p>34,11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34568" table:style-name="ce6">
            <text:p>34,568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134777" table:style-name="ce6">
            <text:p>134,777<text:s/></text:p>
          </table:table-cell>
          <table:table-cell office:value-type="float" office:value="40351" table:style-name="ce6">
            <text:p>40,351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30875" table:style-name="ce6">
            <text:p>30,875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31405" table:style-name="ce6">
            <text:p>31,405<text:s/></text:p>
          </table:table-cell>
          <table:table-cell office:value-type="float" office:value="37148" table:style-name="ce6">
            <text:p>37,148<text:s/></text:p>
          </table:table-cell>
          <table:table-cell office:value-type="float" office:value="39010" table:style-name="ce6">
            <text:p>39,010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6121" table:style-name="ce6">
            <text:p>26,121<text:s/></text:p>
          </table:table-cell>
          <table:table-cell office:value-type="float" office:value="59559" table:style-name="ce6">
            <text:p>59,559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31553" table:style-name="ce6">
            <text:p>31,553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62672" table:style-name="ce6">
            <text:p>62,672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27645" table:style-name="ce6">
            <text:p>27,645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37208" table:style-name="ce6">
            <text:p>37,208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23227" table:style-name="ce6">
            <text:p>23,22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8159" table:style-name="ce6">
            <text:p>28,159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573" table:style-name="ce6">
            <text:p>3,573<text:s/></text:p>
          </table:table-cell>
          <table:table-cell table:number-columns-repeated="16264"/>
        </table:table-row>
        <table:table-row table:style-name="ro2">
          <table:table-cell office:value-type="date" office:date-value="2020-07-24T00:00:00" table:style-name="ce5">
            <text:p>2020/7/24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41594" table:style-name="ce6">
            <text:p>41,594<text:s/></text:p>
          </table:table-cell>
          <table:table-cell office:value-type="float" office:value="49869" table:style-name="ce6">
            <text:p>49,869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37325" table:style-name="ce6">
            <text:p>37,32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29245" table:style-name="ce6">
            <text:p>29,245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34689" table:style-name="ce6">
            <text:p>34,689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36058" table:style-name="ce6">
            <text:p>36,058<text:s/></text:p>
          </table:table-cell>
          <table:table-cell office:value-type="float" office:value="26781" table:style-name="ce6">
            <text:p>26,781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53341" table:style-name="ce6">
            <text:p>153,341<text:s/></text:p>
          </table:table-cell>
          <table:table-cell office:value-type="float" office:value="45348" table:style-name="ce6">
            <text:p>45,348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29177" table:style-name="ce6">
            <text:p>29,17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32563" table:style-name="ce6">
            <text:p>32,563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24730" table:style-name="ce6">
            <text:p>24,730<text:s/></text:p>
          </table:table-cell>
          <table:table-cell office:value-type="float" office:value="32802" table:style-name="ce6">
            <text:p>32,802<text:s/></text:p>
          </table:table-cell>
          <table:table-cell office:value-type="float" office:value="40575" table:style-name="ce6">
            <text:p>40,575<text:s/></text:p>
          </table:table-cell>
          <table:table-cell office:value-type="float" office:value="40442" table:style-name="ce6">
            <text:p>40,442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66164" table:style-name="ce6">
            <text:p>66,164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33471" table:style-name="ce6">
            <text:p>33,471<text:s/></text:p>
          </table:table-cell>
          <table:table-cell office:value-type="float" office:value="37059" table:style-name="ce6">
            <text:p>37,059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69514" table:style-name="ce6">
            <text:p>69,514<text:s/></text:p>
          </table:table-cell>
          <table:table-cell office:value-type="float" office:value="20010" table:style-name="ce6">
            <text:p>20,010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19654" table:style-name="ce6">
            <text:p>19,65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37334" table:style-name="ce6">
            <text:p>37,334<text:s/></text:p>
          </table:table-cell>
          <table:table-cell office:value-type="float" office:value="22464" table:style-name="ce6">
            <text:p>22,464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28478" table:style-name="ce6">
            <text:p>28,478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849" table:style-name="ce6">
            <text:p>3,849<text:s/></text:p>
          </table:table-cell>
          <table:table-cell table:number-columns-repeated="16264"/>
        </table:table-row>
        <table:table-row table:style-name="ro2">
          <table:table-cell office:value-type="date" office:date-value="2020-07-25T00:00:00" table:style-name="ce5">
            <text:p>2020/7/25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44771" table:style-name="ce6">
            <text:p>44,771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0272" table:style-name="ce6">
            <text:p>30,272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45216" table:style-name="ce6">
            <text:p>145,216<text:s/></text:p>
          </table:table-cell>
          <table:table-cell office:value-type="float" office:value="42848" table:style-name="ce6">
            <text:p>42,848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29045" table:style-name="ce6">
            <text:p>29,045<text:s/></text:p>
          </table:table-cell>
          <table:table-cell office:value-type="float" office:value="35848" table:style-name="ce6">
            <text:p>35,848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66608" table:style-name="ce6">
            <text:p>66,608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7261" table:style-name="ce6">
            <text:p>57,261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2737" table:style-name="ce6">
            <text:p>2,737<text:s/></text:p>
          </table:table-cell>
          <table:table-cell table:number-columns-repeated="16264"/>
        </table:table-row>
        <table:table-row table:style-name="ro2">
          <table:table-cell office:value-type="date" office:date-value="2020-07-26T00:00:00" table:style-name="ce5">
            <text:p>2020/7/26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44419" table:style-name="ce6">
            <text:p>144,419<text:s/></text:p>
          </table:table-cell>
          <table:table-cell office:value-type="float" office:value="34436" table:style-name="ce6">
            <text:p>34,436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5342" table:style-name="ce6">
            <text:p>25,342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54114" table:style-name="ce6">
            <text:p>54,11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48310" table:style-name="ce6">
            <text:p>48,310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6147" table:style-name="ce6">
            <text:p>16,14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222" table:style-name="ce6">
            <text:p>2,222<text:s/></text:p>
          </table:table-cell>
          <table:table-cell table:number-columns-repeated="16264"/>
        </table:table-row>
        <table:table-row table:style-name="ro2">
          <table:table-cell office:value-type="date" office:date-value="2020-07-27T00:00:00" table:style-name="ce5">
            <text:p>2020/7/27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39242" table:style-name="ce6">
            <text:p>39,242<text:s/></text:p>
          </table:table-cell>
          <table:table-cell office:value-type="float" office:value="40429" table:style-name="ce6">
            <text:p>40,429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28581" table:style-name="ce6">
            <text:p>28,581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32683" table:style-name="ce6">
            <text:p>32,683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33431" table:style-name="ce6">
            <text:p>33,431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133343" table:style-name="ce6">
            <text:p>133,343<text:s/></text:p>
          </table:table-cell>
          <table:table-cell office:value-type="float" office:value="36459" table:style-name="ce6">
            <text:p>36,459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28367" table:style-name="ce6">
            <text:p>28,367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36003" table:style-name="ce6">
            <text:p>36,003<text:s/></text:p>
          </table:table-cell>
          <table:table-cell office:value-type="float" office:value="37056" table:style-name="ce6">
            <text:p>37,056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55798" table:style-name="ce6">
            <text:p>55,798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31635" table:style-name="ce6">
            <text:p>31,635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59781" table:style-name="ce6">
            <text:p>59,781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35889" table:style-name="ce6">
            <text:p>35,889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1159" table:style-name="ce6">
            <text:p>21,159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507" table:style-name="ce6">
            <text:p>3,507<text:s/></text:p>
          </table:table-cell>
          <table:table-cell table:number-columns-repeated="16264"/>
        </table:table-row>
        <table:table-row table:style-name="ro2">
          <table:table-cell office:value-type="date" office:date-value="2020-07-28T00:00:00" table:style-name="ce5">
            <text:p>2020/7/28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40338" table:style-name="ce6">
            <text:p>40,338<text:s/></text:p>
          </table:table-cell>
          <table:table-cell office:value-type="float" office:value="42332" table:style-name="ce6">
            <text:p>42,332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23774" table:style-name="ce6">
            <text:p>23,774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34558" table:style-name="ce6">
            <text:p>34,558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129223" table:style-name="ce6">
            <text:p>129,223<text:s/></text:p>
          </table:table-cell>
          <table:table-cell office:value-type="float" office:value="38374" table:style-name="ce6">
            <text:p>38,374<text:s/></text:p>
          </table:table-cell>
          <table:table-cell office:value-type="float" office:value="20636" table:style-name="ce6">
            <text:p>20,636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8368" table:style-name="ce6">
            <text:p>28,368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30480" table:style-name="ce6">
            <text:p>30,480<text:s/></text:p>
          </table:table-cell>
          <table:table-cell office:value-type="float" office:value="35964" table:style-name="ce6">
            <text:p>35,964<text:s/></text:p>
          </table:table-cell>
          <table:table-cell office:value-type="float" office:value="38272" table:style-name="ce6">
            <text:p>38,272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5916" table:style-name="ce6">
            <text:p>25,916<text:s/></text:p>
          </table:table-cell>
          <table:table-cell office:value-type="float" office:value="57312" table:style-name="ce6">
            <text:p>57,312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59911" table:style-name="ce6">
            <text:p>59,911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36733" table:style-name="ce6">
            <text:p>36,733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717" table:style-name="ce6">
            <text:p>3,717<text:s/></text:p>
          </table:table-cell>
          <table:table-cell table:number-columns-repeated="16264"/>
        </table:table-row>
        <table:table-row table:style-name="ro2">
          <table:table-cell office:value-type="date" office:date-value="2020-07-29T00:00:00" table:style-name="ce5">
            <text:p>2020/7/29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41057" table:style-name="ce6">
            <text:p>41,057<text:s/></text:p>
          </table:table-cell>
          <table:table-cell office:value-type="float" office:value="46376" table:style-name="ce6">
            <text:p>46,376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30805" table:style-name="ce6">
            <text:p>30,805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34417" table:style-name="ce6">
            <text:p>34,417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34673" table:style-name="ce6">
            <text:p>34,673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134558" table:style-name="ce6">
            <text:p>134,558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29232" table:style-name="ce6">
            <text:p>29,23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31452" table:style-name="ce6">
            <text:p>31,452<text:s/></text:p>
          </table:table-cell>
          <table:table-cell office:value-type="float" office:value="37335" table:style-name="ce6">
            <text:p>37,335<text:s/></text:p>
          </table:table-cell>
          <table:table-cell office:value-type="float" office:value="39096" table:style-name="ce6">
            <text:p>39,096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59683" table:style-name="ce6">
            <text:p>59,683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30143" table:style-name="ce6">
            <text:p>30,143<text:s/></text:p>
          </table:table-cell>
          <table:table-cell office:value-type="float" office:value="35101" table:style-name="ce6">
            <text:p>35,101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62386" table:style-name="ce6">
            <text:p>62,386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6709" table:style-name="ce6">
            <text:p>16,709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28547" table:style-name="ce6">
            <text:p>28,547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3689" table:style-name="ce6">
            <text:p>3,689<text:s/></text:p>
          </table:table-cell>
          <table:table-cell table:number-columns-repeated="16264"/>
        </table:table-row>
        <table:table-row table:style-name="ro2">
          <table:table-cell office:value-type="date" office:date-value="2020-07-30T00:00:00" table:style-name="ce5">
            <text:p>2020/7/30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41036" table:style-name="ce6">
            <text:p>41,036<text:s/></text:p>
          </table:table-cell>
          <table:table-cell office:value-type="float" office:value="45328" table:style-name="ce6">
            <text:p>45,328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42869" table:style-name="ce6">
            <text:p>42,869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34610" table:style-name="ce6">
            <text:p>34,61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6579" table:style-name="ce6">
            <text:p>26,579<text:s/></text:p>
          </table:table-cell>
          <table:table-cell office:value-type="float" office:value="26716" table:style-name="ce6">
            <text:p>26,716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138542" table:style-name="ce6">
            <text:p>138,542<text:s/></text:p>
          </table:table-cell>
          <table:table-cell office:value-type="float" office:value="40493" table:style-name="ce6">
            <text:p>40,493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29222" table:style-name="ce6">
            <text:p>29,222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30961" table:style-name="ce6">
            <text:p>30,96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21622" table:style-name="ce6">
            <text:p>21,622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37209" table:style-name="ce6">
            <text:p>37,209<text:s/></text:p>
          </table:table-cell>
          <table:table-cell office:value-type="float" office:value="39466" table:style-name="ce6">
            <text:p>39,466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59738" table:style-name="ce6">
            <text:p>59,738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63613" table:style-name="ce6">
            <text:p>63,613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39764" table:style-name="ce6">
            <text:p>39,764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37518" table:style-name="ce6">
            <text:p>37,518<text:s/></text:p>
          </table:table-cell>
          <table:table-cell office:value-type="float" office:value="22801" table:style-name="ce6">
            <text:p>22,801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27795" table:style-name="ce6">
            <text:p>27,795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0-07-31T00:00:00" table:style-name="ce5">
            <text:p>2020/7/31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41586" table:style-name="ce6">
            <text:p>41,586<text:s/></text:p>
          </table:table-cell>
          <table:table-cell office:value-type="float" office:value="50927" table:style-name="ce6">
            <text:p>50,92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46976" table:style-name="ce6">
            <text:p>46,976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29735" table:style-name="ce6">
            <text:p>29,735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21623" table:style-name="ce6">
            <text:p>21,623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158013" table:style-name="ce6">
            <text:p>158,013<text:s/></text:p>
          </table:table-cell>
          <table:table-cell office:value-type="float" office:value="44826" table:style-name="ce6">
            <text:p>44,826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26976" table:style-name="ce6">
            <text:p>26,976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30017" table:style-name="ce6">
            <text:p>30,017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40564" table:style-name="ce6">
            <text:p>40,564<text:s/></text:p>
          </table:table-cell>
          <table:table-cell office:value-type="float" office:value="40787" table:style-name="ce6">
            <text:p>40,787<text:s/></text:p>
          </table:table-cell>
          <table:table-cell office:value-type="float" office:value="27264" table:style-name="ce6">
            <text:p>27,264<text:s/></text:p>
          </table:table-cell>
          <table:table-cell office:value-type="float" office:value="28758" table:style-name="ce6">
            <text:p>28,758<text:s/></text:p>
          </table:table-cell>
          <table:table-cell office:value-type="float" office:value="67787" table:style-name="ce6">
            <text:p>67,787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33771" table:style-name="ce6">
            <text:p>33,771<text:s/></text:p>
          </table:table-cell>
          <table:table-cell office:value-type="float" office:value="38208" table:style-name="ce6">
            <text:p>38,208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70848" table:style-name="ce6">
            <text:p>70,848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38341" table:style-name="ce6">
            <text:p>38,341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7390" table:style-name="ce6">
            <text:p>17,390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4484" table:style-name="ce6">
            <text:p>4,48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8-13T00:43:11Z</meta:creation-date>
    <dc:date>2020-08-13T00:47:22Z</dc:date>
    <meta:print-date>2020-08-13T00:47:15Z</meta:print-date>
  </office:meta>
</office:document-meta>
</file>